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80.11pt"/>
    </style:style>
    <style:style style:name="co25" style:family="table-column">
      <style:table-column-properties fo:break-before="auto" style:column-width="60.21pt"/>
    </style:style>
    <style:style style:name="co26" style:family="table-column">
      <style:table-column-properties fo:break-before="auto" style:column-width="57.86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6.9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385.2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</style:style>
    <style:style style:name="ce88" style:family="table-cell" style:parent-style-name="Default"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29"/>
        <table:table-column table:style-name="co20" table:default-cell-style-name="ce48"/>
        <table:table-column table:style-name="co1" table:default-cell-style-name="ce48"/>
        <table:table-column table:style-name="co21" table:default-cell-style-name="ce55"/>
        <table:table-column table:style-name="co22" table:default-cell-style-name="ce9"/>
        <table:table-column table:style-name="co23" table:default-cell-style-name="ce60"/>
        <table:table-column table:style-name="co24" table:default-cell-style-name="ce63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28" office:value-type="string" calcext:value-type="string" table:number-columns-spanned="3" table:number-rows-spanned="1">
            <text:p>Day to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69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28" office:value-type="string" calcext:value-type="string" table:number-columns-spanned="3" table:number-rows-spanned="1">
            <text:p>Drip It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69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table:style-name="ce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1.5" calcext:value-type="float">
            <text:p>21.5</text:p>
          </table:table-cell>
          <table:table-cell table:style-name="ce43" office:value-type="float" office:value="10.5" calcext:value-type="float">
            <text:p>10.5</text:p>
          </table:table-cell>
          <table:table-cell table:style-name="ce46" office:value-type="string" calcext:value-type="string">
            <text:p>Sat</text:p>
          </table:table-cell>
          <table:table-cell table:style-name="ce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groja.com/about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/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3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 style:data-style-name="N2" text:time-value="13:16:37.065012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3T01:07:18.498130908</dc:date>
    <meta:editing-duration>P63DT18H54M20S</meta:editing-duration>
    <meta:editing-cycles>1118</meta:editing-cycles>
    <meta:document-statistic meta:table-count="10" meta:cell-count="1235" meta:object-count="0"/>
  </office:meta>
</office:document-meta>
</file>